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923cm" svg:height="1.524cm" svg:x="1.381cm" svg:y="1.254cm">
          <text:p text:style-name="P1">library dependency flow ch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1.176cm" svg:height="3.302cm" svg:x="3.921cm" svg:y="5.064cm">
          <text:p text:style-name="P1">libzuluCrypt</text:p>
          <text:p text:style-name="P1">This library does not and should not </text:p>
          <text:p text:style-name="P1">depend on any other project library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9.271cm" svg:height="3.175cm" svg:x="3.293cm" svg:y="9.74cm">
          <text:p text:style-name="P1">libzuluCrypt-exe</text:p>
          <text:p text:style-name="P1">This library can and does</text:p>
          <text:p text:style-name="P1">depend on other project librari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928cm" svg:y1="9.74cm" svg:x2="3.921cm" svg:y2="6.715cm" draw:start-shape="id1" draw:start-glue-point="0" draw:end-shape="id2" draw:end-glue-point="3" svg:d="m7928 9740v-687h-4508v-2338h501" svg:viewBox="0 0 4509 3026">
          <text:p/>
        </draw:connector>
        <draw:custom-shape draw:style-name="gr1" draw:text-style-name="P1" xml:id="id3" draw:id="id3" draw:layer="layout" svg:width="10.414cm" svg:height="3.683cm" svg:x="4.175cm" svg:y="14.208cm">
          <text:p text:style-name="P1">libzuluCryptPluginManager</text:p>
          <text:p text:style-name="P1">This library does not and should </text:p>
          <text:p text:style-name="P1">not depend on any other</text:p>
          <text:p text:style-name="P1"><text:s/>project librar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928cm" svg:y1="12.915cm" svg:x2="9.382cm" svg:y2="14.208cm" draw:start-shape="id1" draw:start-glue-point="2" draw:end-shape="id3" svg:d="m7928 12915v646h1454v647" svg:viewBox="0 0 1455 1294">
          <text:p/>
        </draw:connector>
        <draw:custom-shape draw:style-name="gr1" draw:text-style-name="P1" xml:id="id4" draw:id="id4" draw:layer="layout" svg:width="11.43cm" svg:height="2.413cm" svg:x="3.466cm" svg:y="20.05cm">
          <text:p text:style-name="P1">zuluCrypt-cli</text:p>
          <text:p text:style-name="P1">This binary executable can</text:p>
          <text:p text:style-name="P1">and does depend on project librari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2.604cm" svg:x1="9.181cm" svg:y1="20.05cm" svg:x2="3.293cm" svg:y2="11.327cm" draw:start-shape="id4" draw:start-glue-point="0" draw:end-shape="id1" draw:end-glue-point="3" svg:d="m9181 20050v-964h-6390v-7759h502" svg:viewBox="0 0 6391 8724">
          <text:p/>
        </draw:connector>
        <draw:custom-shape draw:style-name="gr1" draw:text-style-name="P1" xml:id="id5" draw:id="id5" draw:layer="layout" svg:width="10.922cm" svg:height="2.667cm" svg:x="8.62cm" svg:y="23.86cm">
          <text:p text:style-name="P1">zuluMount-cli</text:p>
          <text:p text:style-name="P1">This binary executable can</text:p>
          <text:p text:style-name="P1">and does depend on project librari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9.542cm" svg:y1="25.193cm" svg:x2="15.097cm" svg:y2="6.715cm" draw:start-shape="id5" draw:start-glue-point="1" draw:end-shape="id6" draw:end-glue-point="0" svg:d="m19542 25193h501v-18478h-4946" svg:viewBox="0 0 4947 18479">
          <text:p/>
        </draw:connector>
        <draw:custom-shape draw:style-name="gr1" draw:text-style-name="P1" xml:id="id9" draw:id="id9" draw:layer="layout" svg:width="4.953cm" svg:height="1.27cm" svg:x="13.573cm" svg:y="11.033cm">
          <text:p text:style-name="P1">libblkid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699cm" svg:height="1.143cm" svg:x="3.54cm" svg:y="3.032cm">
          <text:p text:style-name="P1">libcryptsetup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699cm" svg:height="1.143cm" svg:x="10.695cm" svg:y="3.51cm">
          <text:p text:style-name="P1">libmount</text:p>
          <draw:enhanced-geometry svg:viewBox="0 0 21600 21600" draw:type="rectangle" draw:enhanced-path="M 0 0 L 21600 0 21600 21600 0 21600 0 0 Z N"/>
        </draw:custom-shape>
        <draw:connector draw:style-name="gr2" draw:text-style-name="P1" xml:id="id6" draw:id="id6" draw:layer="layout" svg:x1="15.097cm" svg:y1="6.715cm" svg:x2="15.097cm" svg:y2="6.715cm" draw:start-shape="id2" draw:end-shape="id2" svg:d="m15097 6715" svg:viewBox="0 0 1 1">
          <text:p/>
        </draw:connector>
        <draw:connector draw:style-name="gr2" draw:text-style-name="P1" draw:layer="layout" svg:x1="9.509cm" svg:y1="5.064cm" svg:x2="8.239cm" svg:y2="3.603cm" draw:start-shape="id2" draw:start-glue-point="0" draw:end-shape="id7" svg:d="m9509 5064v-1461h-1270" svg:viewBox="0 0 1271 1462">
          <text:p/>
        </draw:connector>
        <draw:connector draw:style-name="gr2" draw:text-style-name="P1" draw:layer="layout" svg:x1="9.509cm" svg:y1="5.064cm" svg:x2="10.695cm" svg:y2="4.081cm" draw:start-shape="id2" draw:start-glue-point="0" draw:end-shape="id8" draw:end-glue-point="3" svg:d="m9509 5064v-983h1186" svg:viewBox="0 0 1187 984">
          <text:p/>
        </draw:connector>
        <draw:connector draw:style-name="gr2" draw:text-style-name="P1" draw:layer="layout" svg:x1="14.896cm" svg:y1="21.256cm" svg:x2="16.049cm" svg:y2="12.303cm" draw:start-shape="id4" draw:start-glue-point="1" draw:end-shape="id9" draw:end-glue-point="2" svg:d="m14896 21256h1153v-8953" svg:viewBox="0 0 1154 8954">
          <text:p/>
        </draw:connector>
        <draw:connector draw:style-name="gr2" draw:text-style-name="P1" draw:layer="layout" draw:line-skew="-0.699cm" svg:x1="9.509cm" svg:y1="8.366cm" svg:x2="16.049cm" svg:y2="11.033cm" draw:start-shape="id2" draw:start-glue-point="2" draw:end-shape="id9" draw:end-glue-point="0" svg:d="m9509 8366v635h6540v2032" svg:viewBox="0 0 6541 2668">
          <text:p/>
        </draw:connector>
        <draw:connector draw:style-name="gr2" draw:text-style-name="P1" draw:layer="layout" svg:x1="12.564cm" svg:y1="11.327cm" svg:x2="13.573cm" svg:y2="11.668cm" draw:start-shape="id1" draw:start-glue-point="1" draw:end-shape="id9" draw:end-glue-point="3" svg:d="m12564 11327h504v341h505" svg:viewBox="0 0 1010 342">
          <text:p/>
        </draw:connector>
        <draw:connector draw:style-name="gr2" draw:text-style-name="P1" draw:layer="layout" draw:line-skew="-0.648cm" svg:x1="8.62cm" svg:y1="25.193cm" svg:x2="3.293cm" svg:y2="11.327cm" draw:start-shape="id5" draw:start-glue-point="3" draw:end-shape="id1" draw:end-glue-point="3" svg:d="m8620 25193h-6477v-13866h1150" svg:viewBox="0 0 6478 13867">
          <text:p/>
        </draw:connector>
        <draw:connector draw:style-name="gr2" draw:text-style-name="P1" draw:layer="layout" draw:line-skew="-1.457cm" svg:x1="3.466cm" svg:y1="21.256cm" svg:x2="3.921cm" svg:y2="6.715cm" draw:start-shape="id4" draw:start-glue-point="3" draw:end-shape="id2" draw:end-glue-point="3" svg:d="m3466 21256h-1958v-14541h2413" svg:viewBox="0 0 2414 14542">
          <text:p/>
        </draw:connector>
        <draw:connector draw:style-name="gr2" draw:text-style-name="P1" draw:layer="layout" draw:line-skew="5.271cm" svg:x1="14.081cm" svg:y1="23.86cm" svg:x2="18.526cm" svg:y2="11.668cm" draw:start-shape="id5" draw:start-glue-point="0" draw:end-shape="id9" draw:end-glue-point="1" svg:d="m14081 23860v-508h4945v-11684h-500" svg:viewBox="0 0 4946 121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22:25:11</meta:creation-date>
    <dc:date>2013-05-29T18:14:30</dc:date>
    <meta:editing-duration>PT31M17S</meta:editing-duration>
    <meta:editing-cycles>14</meta:editing-cycles>
    <meta:generator>LibreOffice/4.0.0.3$Linux_x86 LibreOffice_project/7545bee9c2a0782548772a21bc84a9dcc583b89</meta:generator>
    <meta:document-statistic meta:object-count="22"/>
  </office:meta>
</office:document-meta>
</file>